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8 – Reflexión final</text:h>
      <text:p text:style-name="Text_20_body">La reproducción es mucho más que un mecanismo biológico; es la expresión esencial de la vida. Todo lo que un organismo hace —nutrirse, moverse, defenderse, adaptarse e incluso morir— parece converger hacia un único objetivo: posibilitar el acto de reproducirse. Y, sin embargo, reducir este fenómeno a la simple continuidad de la especie sería quedarse en la superficie. Porque la reproducción, lejos de ser un acto mecánico, es un <text:span text:style-name="Strong_20_Emphasis">proceso de cálculo</text:span>.</text:p>
      <text:p text:style-name="Text_20_body">Cada nuevo ser no es una copia exacta del anterior, sino una transformación sutil de información. En ese leve cambio, casi invisible pero fundamental, se esconde la verdadera esencia de la vida: un proceso continuo de variación y aprendizaje que le permite explorar nuevos caminos, adaptarse a circunstancias inéditas y reinventarse en cada generación.</text:p>
      <text:p text:style-name="Text_20_body">Podríamos decir que la vida no piensa con neuronas. Piensa reproduciéndose. Cada ciclo reproductivo es una operación lógica inscrita en la materia, una suma de ensayo y corrección, de preguntas y respuestas, de hipótesis y pruebas. Con cada nueva generación, la vida ejecuta una nueva línea de un cálculo que no tiene fin, un cálculo que no se expresa en números sino en formas, en patrones de existencia, en maneras distintas de estar en el mundo.</text:p>
      <text:h text:style-name="Heading_20_4" text:outline-level="4"><text:span text:style-name="Strong_20_Emphasis">La frontera entre materia y Ser</text:span></text:h>
      <text:p text:style-name="Text_20_body">La reproducción marca un límite. Antes de ella, la materia era solo eso: un conjunto de átomos, moléculas y reacciones químicas obedeciendo las leyes físicas. No había memoria, no había experiencia acumulada, no había sentido de dirección. El hierro podía oxidarse y volver a oxidarse mil veces sin alterar el curso de su existencia, sin aprender nada de su repetición eterna.</text:p>
      <text:p text:style-name="Text_20_body">Pero cuando la materia comenzó a reproducirse, algo nuevo apareció. De pronto, la información dejó de ser estática para volverse dinámica. La materia comenzó a recordar. Comenzó a aprender. Comenzó a explorar posibilidades y a registrar, en la estructura misma de los organismos, las lecciones obtenidas de cada intento. Y en ese momento, sin que nadie lo ordenara, <text:span text:style-name="Strong_20_Emphasis">la inteligencia despertó</text:span>.</text:p>
      <text:p text:style-name="Text_20_body">No fue una chispa mística descendiendo desde afuera. No fue una orden de un creador externo. Fue la consecuencia inevitable de un proceso que, sin embargo, parece infinitamente improbable: la transición de la materia inerte a un sistema capaz de <text:span text:style-name="Strong_20_Emphasis">procesar información y almacenar conocimiento</text:span>. Allí, en ese instante inicial, se cruzó la frontera invisible entre lo puramente físico y lo que podríamos llamar <text:span text:style-name="Strong_20_Emphasis">Ser</text:span>.</text:p>
      <text:h text:style-name="Heading_20_4" text:outline-level="4"><text:span text:style-name="Strong_20_Emphasis">Un universo intangible nace</text:span></text:h>
      <text:p text:style-name="Text_20_body">El cálculo que ejecuta la reproducción no pertenece al universo físico. No tiene masa, no tiene energía, no ocupa espacio. No se puede pesar ni medir con instrumentos convencionales. Y, sin embargo, existe. No como un objeto, sino como un proceso abstracto que se despliega dentro de la materia pero que no le pertenece del todo.</text:p>
      <text:p text:style-name="Text_20_body">Cada vez que la información genética se combina, se transforma o se ajusta para dar lugar a un nuevo ser, se ejecuta una operación en un plano distinto: el <text:span text:style-name="Strong_20_Emphasis">plano de las ideas</text:span>, de las posibilidades, de las <text:soft-page-break/>formas que aún no han tomado cuerpo pero que esperan su turno para hacerlo. Es un plano etéreo, intangible, donde los organismos son al mismo tiempo lo que son y lo que podrían llegar a ser.</text:p>
      <text:p text:style-name="Text_20_body">Podríamos llamarlo <text:span text:style-name="Strong_20_Emphasis">universo lógico</text:span> o <text:span text:style-name="Strong_20_Emphasis">universo abstracto</text:span>. Allí no hay moléculas ni electrones, sino relaciones, patrones, configuraciones potenciales. Y en la medida en que la reproducción avanza, ese universo crece, se enriquece, se diversifica. Cada ser vivo es un resultado, pero también una puerta hacia otros miles de resultados posibles que aún no han sido explorados.</text:p>
      <text:h text:style-name="Heading_20_4" text:outline-level="4"><text:span text:style-name="Strong_20_Emphasis">La inteligencia como hambre de conocimiento</text:span></text:h>
      <text:p text:style-name="Text_20_body">Vista desde esta perspectiva, la vida no es simplemente un fenómeno biológico. Es, más profundamente, <text:span text:style-name="Strong_20_Emphasis">una criatura que busca saber</text:span>. No saber en el sentido humano de acumular datos, sino en el sentido de explorar todas las formas posibles de existencia, de probar qué funciona, qué no, y cómo podría ser de otra manera.</text:p>
      <text:p text:style-name="Text_20_body">La reproducción es el instrumento de esa búsqueda. No garantiza la supervivencia; utiliza la supervivencia como condición mínima para seguir explorando. Cada nuevo organismo es una hipótesis sobre la realidad. Cada generación es una iteración del experimento. Y el resultado de todo ello es un <text:span text:style-name="Strong_20_Emphasis">acumulado de conocimiento</text:span> que se expresa no en bibliotecas, sino en alas, garras, sentidos, colores, estrategias de caza y patrones de comportamiento.</text:p>
      <text:p text:style-name="Text_20_body">Con el tiempo, esta búsqueda se complejiza hasta llegar a formas de conciencia capaces de hacerse preguntas sobre su propio origen. Formas que no solo experimentan, sino que reflexionan sobre el sentido de experimentar. Formas que intuyen que hay algo más que supervivencia, algo más que perpetuación.</text:p>
      <text:h text:style-name="Heading_20_4" text:outline-level="4"><text:span text:style-name="Strong_20_Emphasis">¿Espíritu?</text:span></text:h>
      <text:p text:style-name="Text_20_body">Llegados a este punto, nos enfrentamos a una pregunta inevitable: ¿es correcto llamar a todo esto <text:span text:style-name="Strong_20_Emphasis">pensamiento</text:span>? Si la reproducción procesa información, si acumula experiencia y la utiliza para explorar nuevas posibilidades, si genera patrones cada vez más refinados de adaptación y diseño, ¿no estamos ante una forma de pensar?</text:p>
      <text:p text:style-name="Text_20_body">Pero si aceptamos esto, entonces debemos aceptar algo más: que en la aparición de la reproducción surge también algo parecido a lo que llamamos <text:span text:style-name="Strong_20_Emphasis">Espíritu</text:span>. Porque el pensamiento pertenece a un plano distinto del de la materia. Es intangible, abstracto, imposible de encerrar en un recipiente físico. Y, sin embargo, se manifiesta a través de ella.</text:p>
      <text:p text:style-name="Text_20_body">La vida, al reproducirse, no solo crea cuerpos. Crea ideas. Crea variaciones posibles. Crea conocimiento. Crea significados que no se pueden pesar ni medir, pero que son tan reales como la molécula de ADN que los sustenta. En ese sentido, podríamos decir que la reproducción abrió una puerta hacia un universo paralelo: el universo del pensamiento, de las ideas, del Espíritu.</text:p>
      <text:h text:style-name="Heading_20_4" text:outline-level="4"><text:span text:style-name="Strong_20_Emphasis">El gran misterio</text:span></text:h>
      <text:p text:style-name="Text_20_body">¿Es este universo abstracto un accidente? ¿Es apenas una consecuencia inevitable de la complejidad creciente de la materia? ¿O es, de algún modo, su destino? ¿Podría ser que toda la evolución, toda la <text:soft-page-break/>diversidad, toda la belleza y el drama de la vida no tengan otro propósito que expandir ese plano invisible donde habitan las ideas?</text:p>
      <text:p text:style-name="Text_20_body">No tenemos respuestas definitivas. Tal vez nunca las tengamos. Pero podemos reconocer algo: que la reproducción, más allá de su aparente simplicidad, es uno de los fenómenos más enigmáticos del universo. Y que, en su misterio, nos invita a mirar más allá de la biología, hacia un horizonte donde materia y Espíritu parecen entrelazarse en un solo proceso: el de aprender a ser.</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19:51:52.307000000</meta:creation-date>
    <dc:date>2025-09-01T10:03:33.365000000</dc:date>
    <meta:editing-duration>PT10M5S</meta:editing-duration>
    <meta:editing-cycles>2</meta:editing-cycles>
    <meta:generator>LibreOffice/7.3.5.2$Windows_X86_64 LibreOffice_project/184fe81b8c8c30d8b5082578aee2fed2ea847c01</meta:generator>
    <meta:document-statistic meta:table-count="0" meta:image-count="0" meta:object-count="0" meta:page-count="3" meta:paragraph-count="23" meta:word-count="1052" meta:character-count="6492" meta:non-whitespace-character-count="5462"/>
  </office:meta>
</office:document-meta>
</file>